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"/>
    <style:font-face style:name="Mangal1" svg:font-family="Mangal"/>
    <style:font-face style:name="Tahoma" svg:font-family="Tahoma"/>
    <style:font-face style:name="Times New Roman" svg:font-family="'Times New Roman'"/>
    <style:font-face style:name="Calibri" svg:font-family="Calibri" style:font-family-generic="swiss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7.4in" fo:margin-top="0in" fo:margin-bottom="0in" style:page-number="auto" table:align="center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8604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8528in"/>
    </style:style>
    <style:style style:name="Table1.1" style:family="table-row">
      <style:table-row-properties style:row-height="0.0597in" fo:keep-together="always"/>
    </style:style>
    <style:style style:name="Table1.A1" style:family="table-cell">
      <style:table-cell-properties style:vertical-align="bottom" fo:padding-left="0.0799in" fo:padding-right="0.0799in" fo:padding-top="0in" fo:padding-bottom="0in" fo:border-left="none" fo:border-right="none" fo:border-top="none" fo:border-bottom="0.75pt solid #00000a"/>
    </style:style>
    <style:style style:name="Table1.2" style:family="table-row">
      <style:table-row-properties style:row-height="0.4979in" fo:keep-together="auto"/>
    </style:style>
    <style:style style:name="Table1.A2" style:family="table-cell">
      <style:table-cell-properties fo:padding-left="0.0799in" fo:padding-right="0.0799in" fo:padding-top="0in" fo:padding-bottom="0in" fo:border-left="none" fo:border-right="none" fo:border-top="0.75pt solid #00000a" fo:border-bottom="0.75pt solid #00000a"/>
    </style:style>
    <style:style style:name="Table1.3" style:family="table-row">
      <style:table-row-properties style:row-height="0.0729in" fo:keep-together="auto"/>
    </style:style>
    <style:style style:name="Table1.A3" style:family="table-cell">
      <style:table-cell-properties fo:padding-left="0.0799in" fo:padding-right="0.0799in" fo:padding-top="0in" fo:padding-bottom="0in" fo:border-left="none" fo:border-right="none" fo:border-top="0.75pt solid #00000a" fo:border-bottom="0.75pt solid #00000a"/>
    </style:style>
    <style:style style:name="Table1.4" style:family="table-row">
      <style:table-row-properties style:min-row-height="0.35in" fo:keep-together="auto"/>
    </style:style>
    <style:style style:name="Table1.A4" style:family="table-cell">
      <style:table-cell-properties fo:padding-left="0.0799in" fo:padding-right="0.0799in" fo:padding-top="0.0097in" fo:padding-bottom="0.0097in" fo:border-left="none" fo:border-right="0.75pt solid #00000a" fo:border-top="0.75pt solid #00000a" fo:border-bottom="0.75pt solid #00000a"/>
    </style:style>
    <style:style style:name="Table1.C4" style:family="table-cell">
      <style:table-cell-properties fo:padding-left="0.0799in" fo:padding-right="0.0799in" fo:padding-top="0.0097in" fo:padding-bottom="0.0097in" fo:border-left="none" fo:border-right="none" fo:border-top="0.75pt solid #00000a" fo:border-bottom="none"/>
    </style:style>
    <style:style style:name="Table1.5" style:family="table-row">
      <style:table-row-properties style:row-height="0.35in" fo:keep-together="auto"/>
    </style:style>
    <style:style style:name="Table1.A5" style:family="table-cell">
      <style:table-cell-properties fo:padding-left="0.0799in" fo:padding-right="0.0799in" fo:padding-top="0.0097in" fo:padding-bottom="0.0097in" fo:border-left="none" fo:border-right="0.75pt solid #00000a" fo:border-top="0.75pt solid #00000a" fo:border-bottom="0.75pt solid #00000a"/>
    </style:style>
    <style:style style:name="Table1.C5" style:family="table-cell">
      <style:table-cell-properties fo:padding-left="0.0799in" fo:padding-right="0.0799in" fo:padding-top="0.0097in" fo:padding-bottom="0.0097in" fo:border-left="none" fo:border-right="none" fo:border-top="0.75pt solid #00000a" fo:border-bottom="none"/>
    </style:style>
    <style:style style:name="Table1.6" style:family="table-row">
      <style:table-row-properties style:row-height="0.2in" fo:keep-together="auto"/>
    </style:style>
    <style:style style:name="Table1.A6" style:family="table-cell">
      <style:table-cell-properties style:vertical-align="middle" fo:padding-left="0.0799in" fo:padding-right="0.0799in" fo:padding-top="0in" fo:padding-bottom="0in" fo:border-left="none" fo:border-right="none" fo:border-top="none" fo:border-bottom="0.7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middle" fo:padding-left="0.0799in" fo:padding-right="0.0799in" fo:padding-top="0in" fo:padding-bottom="0in" fo:border-left="none" fo:border-right="0.75pt solid #00000a" fo:border-top="0.75pt solid #00000a" fo:border-bottom="0.75pt solid #00000a"/>
    </style:style>
    <style:style style:name="Table1.E7" style:family="table-cell">
      <style:table-cell-properties style:vertical-align="middle" fo:padding-left="0.0799in" fo:padding-right="0.0799in" fo:padding-top="0in" fo:padding-bottom="0in" fo:border-left="0.75pt solid #00000a" fo:border-right="none" fo:border-top="0.75pt solid #00000a" fo:border-bottom="0.75pt solid #00000a"/>
    </style:style>
    <style:style style:name="Table1.A8" style:family="table-cell">
      <style:table-cell-properties style:vertical-align="middle" fo:padding-left="0.0799in" fo:padding-right="0.0799in" fo:padding-top="0in" fo:padding-bottom="0in" fo:border-left="none" fo:border-right="0.5pt solid #00000a" fo:border-top="0.75pt solid #00000a" fo:border-bottom="none"/>
    </style:style>
    <style:style style:name="Table1.B8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0.75pt solid #00000a" fo:border-bottom="none"/>
    </style:style>
    <style:style style:name="Table1.E8" style:family="table-cell">
      <style:table-cell-properties style:vertical-align="middle" fo:padding-left="0.0799in" fo:padding-right="0.0799in" fo:padding-top="0in" fo:padding-bottom="0in" fo:border-left="0.5pt solid #00000a" fo:border-right="none" fo:border-top="0.75pt solid #00000a" fo:border-bottom="none"/>
    </style:style>
    <style:style style:name="Table1.A9" style:family="table-cell">
      <style:table-cell-properties style:vertical-align="middle" fo:padding-left="0.0799in" fo:padding-right="0.0799in" fo:padding-top="0in" fo:padding-bottom="0in" fo:border-left="none" fo:border-right="0.5pt solid #00000a" fo:border-top="none" fo:border-bottom="none"/>
    </style:style>
    <style:style style:name="Table1.B9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none" fo:border-bottom="none"/>
    </style:style>
    <style:style style:name="Table1.E9" style:family="table-cell">
      <style:table-cell-properties style:vertical-align="middle" fo:padding-left="0.0799in" fo:padding-right="0.0799in" fo:padding-top="0in" fo:padding-bottom="0in" fo:border-left="0.5pt solid #00000a" fo:border-right="none" fo:border-top="none" fo:border-bottom="none"/>
    </style:style>
    <style:style style:name="Table1.A12" style:family="table-cell">
      <style:table-cell-properties style:vertical-align="middle" fo:padding-left="0.0799in" fo:padding-right="0.0799in" fo:padding-top="0in" fo:padding-bottom="0in" fo:border-left="none" fo:border-right="0.5pt solid #00000a" fo:border-top="none" fo:border-bottom="0.75pt solid #00000a"/>
    </style:style>
    <style:style style:name="Table1.B12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none" fo:border-bottom="0.75pt solid #00000a"/>
    </style:style>
    <style:style style:name="Table1.E12" style:family="table-cell">
      <style:table-cell-properties style:vertical-align="middle" fo:padding-left="0.0799in" fo:padding-right="0.0799in" fo:padding-top="0in" fo:padding-bottom="0in" fo:border-left="0.5pt solid #00000a" fo:border-right="none" fo:border-top="none" fo:border-bottom="0.75pt solid #00000a"/>
    </style:style>
    <style:style style:name="P1" style:family="paragraph" style:parent-style-name="Header">
      <style:paragraph-properties fo:line-height="0.0138in">
        <style:tab-stops>
          <style:tab-stop style:position="3in" style:type="center"/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officeooo:rsid="0008c77f" officeooo:paragraph-rsid="0008c77f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in" fo:margin-right="0.2in" fo:text-indent="0in" style:auto-text-indent="false"/>
      <style:text-properties style:font-name="Arial1" fo:font-size="8pt" fo:font-weight="bold" style:font-size-asian="8pt" style:font-weight-asian="bold" style:font-name-complex="Arial2" style:font-size-complex="8pt" style:font-weight-complex="bold"/>
    </style:style>
    <style:style style:name="P7" style:family="paragraph" style:parent-style-name="Data_20_Field_20_10pt">
      <style:paragraph-properties fo:text-align="center" style:justify-single-word="false"/>
    </style:style>
    <style:style style:name="P8" style:family="paragraph" style:parent-style-name="Data_20_Field_20_10pt">
      <style:paragraph-properties fo:text-align="center" style:justify-single-word="false"/>
      <style:text-properties officeooo:rsid="0008c77f" officeooo:paragraph-rsid="0008c77f"/>
    </style:style>
    <style:style style:name="P9" style:family="paragraph" style:parent-style-name="Data_20_Field_20_10pt">
      <style:text-properties officeooo:rsid="0008c77f" officeooo:paragraph-rsid="0008c77f"/>
    </style:style>
    <style:style style:name="P10" style:family="paragraph" style:parent-style-name="Data_20_Field_20_11pt">
      <style:text-properties fo:font-size="12pt" officeooo:rsid="0008c77f" officeooo:paragraph-rsid="0008c77f" style:font-size-asian="12pt" style:font-size-complex="12pt"/>
    </style:style>
    <style:style style:name="P11" style:family="paragraph" style:parent-style-name="Form_20_Field_20_Caption">
      <style:paragraph-properties fo:text-align="center" style:justify-single-word="false"/>
    </style:style>
    <style:style style:name="P12" style:family="paragraph" style:parent-style-name="Form_20_Field_20_Caption">
      <style:text-properties fo:font-size="12pt" officeooo:rsid="0008c77f" officeooo:paragraph-rsid="0008c77f" style:font-size-asian="12pt" style:font-size-complex="12pt"/>
    </style:style>
    <style:style style:name="P13" style:family="paragraph" style:parent-style-name="Standard">
      <style:paragraph-properties fo:margin-left="0.0626in" fo:margin-right="0.2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 style:list-style-name="WWNum1">
      <style:paragraph-properties fo:margin-left="0.25in" fo:margin-right="0.2in" fo:text-indent="-0.25in" style:auto-text-indent="false"/>
    </style:style>
    <style:style style:name="P15" style:family="paragraph" style:parent-style-name="Standard">
      <style:paragraph-properties fo:margin-left="0in" fo:margin-right="0.2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officeooo:rsid="0008c77f" officeooo:paragraph-rsid="0008c77f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officeooo:rsid="00090e49" officeooo:paragraph-rsid="00090e49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8pt" fo:font-weight="bold" officeooo:rsid="000b140e" officeooo:paragraph-rsid="000b140e" style:font-size-asian="8pt" style:font-weight-asian="bold" style:font-name-complex="Arial2" style:font-size-complex="8pt" style:font-weight-complex="bold"/>
    </style:style>
    <style:style style:name="P20" style:family="paragraph" style:parent-style-name="Standard">
      <style:paragraph-properties fo:margin-left="0in" fo:margin-right="0.2in" fo:text-indent="0in" style:auto-text-indent="false"/>
      <style:text-properties style:font-name="Arial1" fo:font-size="8pt" fo:font-weight="bold" officeooo:rsid="000b140e" officeooo:paragraph-rsid="00090e49" style:font-size-asian="8pt" style:font-weight-asian="bold" style:font-name-complex="Arial2" style:font-size-complex="8pt" style:font-weight-complex="bold"/>
    </style:style>
    <style:style style:name="P21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officeooo:paragraph-rsid="000b140e"/>
    </style:style>
    <style:style style:name="P22" style:family="paragraph" style:parent-style-name="Standard">
      <style:paragraph-properties fo:margin-left="0in" fo:margin-right="0.2in" fo:text-indent="0in" style:auto-text-indent="false"/>
      <style:text-properties officeooo:paragraph-rsid="000aef22"/>
    </style:style>
    <style:style style:name="P23" style:family="paragraph" style:parent-style-name="Standard">
      <style:paragraph-properties fo:margin-left="0in" fo:margin-right="0.2in" fo:text-indent="0in" style:auto-text-indent="false"/>
      <style:text-properties officeooo:paragraph-rsid="000b140e"/>
    </style:style>
    <style:style style:name="P24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5" style:family="paragraph" style:parent-style-name="Form_20_Field_20_Caption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style:font-name-complex="Times New Roman1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style:font-size-asian="10pt" style:font-name-complex="Arial2" style:font-size-complex="10pt"/>
    </style:style>
    <style:style style:name="T7" style:family="text">
      <style:text-properties style:font-name="Arial1" fo:font-size="10pt" officeooo:rsid="000aef22" style:font-size-asian="10pt" style:font-name-complex="Arial2" style:font-size-complex="10pt"/>
    </style:style>
    <style:style style:name="T8" style:family="text">
      <style:text-properties style:font-name="Arial1" fo:font-size="8pt" fo:font-weight="bold" officeooo:rsid="000b140e" style:font-size-asian="8pt" style:font-weight-asian="bold" style:font-name-complex="Arial2" style:font-size-complex="8pt" style:font-weight-complex="bold"/>
    </style:style>
    <style:style style:name="T9" style:family="text">
      <style:text-properties officeooo:rsid="0008c77f"/>
    </style:style>
    <style:style style:name="T10" style:family="text">
      <style:text-properties officeooo:rsid="00090e49"/>
    </style:style>
    <style:style style:name="T11" style:family="text">
      <style:text-properties officeooo:rsid="000aef2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Data_20_Field_20_11pt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h text:style-name="Heading_20_1" text:outline-level="1">NORTH CAROLINA BIOTECHNOLOGY CENTER</text:h>
            <text:h text:style-name="Heading_20_1" text:outline-level="1">BIOGRAPHICAL SKETCH FORM – Biotechnology Innovation Grant</text:h>
            <text:p text:style-name="HeadNoteNotItalics">Provide the following information for key personnel. <text:span text:style-name="T2">DO NOT EXCEED 1 PAG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Form_20_Field_20_Caption">NAME</text:p>
            <text:p text:style-name="P10">Peter Brandon Reintjes</text:p>
          </table:table-cell>
          <table:covered-table-cell/>
          <table:table-cell table:style-name="Table1.C5" table:number-rows-spanned="2" table:number-columns-spanned="3" office:value-type="string">
            <text:p text:style-name="Form_20_Field_20_Caption">POSITION TITLE AND DEPARTMENT</text:p>
            <text:p text:style-name="P10">Exhibits Engineer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2" office:value-type="string">
            <text:p text:style-name="Form_20_Field_20_Caption">INSTITUTION</text:p>
            <text:p text:style-name="P12">North Carolina Museum of Life and Science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Form_20_Field_20_Caption">EDUCATION/TRAINING <text:span text:style-name="T4">(Begin with baccalaureate or other initial professional education, such as nursing, and include postdoctoral training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">INSTITUTION AND LOCATION</text:p>
          </table:table-cell>
          <table:table-cell table:style-name="Table1.A7" table:number-columns-spanned="2" office:value-type="string">
            <text:p text:style-name="P11">DEGREE</text:p>
            <text:p text:style-name="P25">(if applicable)</text:p>
          </table:table-cell>
          <table:covered-table-cell/>
          <table:table-cell table:style-name="Table1.A7" office:value-type="string">
            <text:p text:style-name="P11">YEAR(s)</text:p>
          </table:table-cell>
          <table:table-cell table:style-name="Table1.E7" office:value-type="string">
            <text:p text:style-name="P11">FIELD OF STUDY</text:p>
          </table:table-cell>
        </table:table-row>
        <table:table-row table:style-name="Table1.6">
          <table:table-cell table:style-name="Table1.A8" office:value-type="string">
            <text:p text:style-name="P9">University of North Carolina, Chapel Hill</text:p>
          </table:table-cell>
          <table:table-cell table:style-name="Table1.B8" table:number-columns-spanned="2" office:value-type="string">
            <text:p text:style-name="P8">BS</text:p>
          </table:table-cell>
          <table:covered-table-cell/>
          <table:table-cell table:style-name="Table1.B8" office:value-type="string">
            <text:p text:style-name="P8">1980</text:p>
          </table:table-cell>
          <table:table-cell table:style-name="Table1.E8" office:value-type="string">
            <text:p text:style-name="P9">Physics/<text:span text:style-name="T11">Computer Science</text:span></text:p>
          </table:table-cell>
        </table:table-row>
        <table:table-row table:style-name="Table1.6">
          <table:table-cell table:style-name="Table1.A9" office:value-type="string">
            <text:p text:style-name="P9">IBM T.J.Watson Research Center</text:p>
          </table:table-cell>
          <table:table-cell table:style-name="Table1.B9" table:number-columns-spanned="2" office:value-type="string">
            <text:p text:style-name="P8">Visiting Scientist</text:p>
          </table:table-cell>
          <table:covered-table-cell/>
          <table:table-cell table:style-name="Table1.B9" office:value-type="string">
            <text:p text:style-name="P8">1993-1995</text:p>
          </table:table-cell>
          <table:table-cell table:style-name="Table1.E9" office:value-type="string">
            <text:p text:style-name="P9">Logic Programming</text:p>
          </table:table-cell>
        </table:table-row>
        <table:table-row table:style-name="Table1.6">
          <table:table-cell table:style-name="Table1.A9" office:value-type="string">
            <text:p text:style-name="Data_20_Field_20_10pt"/>
          </table:table-cell>
          <table:table-cell table:style-name="Table1.B9" table:number-columns-spanned="2" office:value-type="string">
            <text:p text:style-name="P7"/>
          </table:table-cell>
          <table:covered-table-cell/>
          <table:table-cell table:style-name="Table1.B9" office:value-type="string">
            <text:p text:style-name="P7"/>
          </table:table-cell>
          <table:table-cell table:style-name="Table1.E9" office:value-type="string">
            <text:p text:style-name="Data_20_Field_20_10pt"/>
          </table:table-cell>
        </table:table-row>
        <table:table-row table:style-name="Table1.6">
          <table:table-cell table:style-name="Table1.A9" office:value-type="string">
            <text:p text:style-name="Data_20_Field_20_10pt"/>
          </table:table-cell>
          <table:table-cell table:style-name="Table1.B9" table:number-columns-spanned="2" office:value-type="string">
            <text:p text:style-name="P7"/>
          </table:table-cell>
          <table:covered-table-cell/>
          <table:table-cell table:style-name="Table1.B9" office:value-type="string">
            <text:p text:style-name="P7"/>
          </table:table-cell>
          <table:table-cell table:style-name="Table1.E9" office:value-type="string">
            <text:p text:style-name="Data_20_Field_20_10pt"/>
          </table:table-cell>
        </table:table-row>
        <table:table-row table:style-name="Table1.6">
          <table:table-cell table:style-name="Table1.A12" office:value-type="string">
            <text:p text:style-name="Data_20_Field_20_10pt"/>
          </table:table-cell>
          <table:table-cell table:style-name="Table1.B12" table:number-columns-spanned="2" office:value-type="string">
            <text:p text:style-name="P7"/>
          </table:table-cell>
          <table:covered-table-cell/>
          <table:table-cell table:style-name="Table1.B12" office:value-type="string">
            <text:p text:style-name="P7"/>
          </table:table-cell>
          <table:table-cell table:style-name="Table1.E12" office:value-type="string">
            <text:p text:style-name="Data_20_Field_20_10pt"/>
          </table:table-cell>
        </table:table-row>
      </table:table>
      <text:section text:style-name="Sect1" text:name="TextSection">
        <text:p text:style-name="P13">NOTE: The Biographical Sketch may not exceed ONE page. </text:p>
        <text:p text:style-name="P3"/>
        <text:list xml:id="list7930703654862678328" text:style-name="WWNum1">
          <text:list-item>
            <text:p text:style-name="P14"><text:span text:style-name="T5">Positions and Honors.</text:span><text:span text:style-name="T6"> List in chronological order previous positions, concluding with your present position. List any honors. Include present membership on any Federal Government public advisory committee.</text:span></text:p>
          </text:list-item>
        </text:list>
        <text:p text:style-name="P4"><text:s text:c="2"/><text:span text:style-name="T9">Data General, Corporation 1980-1982</text:span></text:p>
        <text:p text:style-name="P5"><text:s text:c="2"/>Microelectronics Center of North Carolina 1982-1990</text:p>
        <text:p text:style-name="P5"><text:s text:c="2"/>Program Committee for ICPAP Conferences (1988-1997)</text:p>
        <text:p text:style-name="P5"><text:s text:c="2"/>Quintus Corporation 1990-1993</text:p>
        <text:p text:style-name="P5"><text:s text:c="2"/>IBM Research <text:s text:c="12"/>1993-1995</text:p>
        <text:p text:style-name="P5"><text:s text:c="2"/>NetSpeak Corporation 1995-1999</text:p>
        <text:p text:style-name="P5"><text:s text:c="2"/>EtchStone Corporation 2000-2002</text:p>
        <text:p text:style-name="P5"><text:s text:c="2"/>Founder of the Free Electronics Laboratory, Durham, NC 2002-2007</text:p>
        <text:p text:style-name="P5"><text:s text:c="2"/>GlaxoSmithKline 2007</text:p>
        <text:p text:style-name="P5"><text:s text:c="2"/>Exhibits Engineer, North Carolina Musuem of Life and Science 2007-present</text:p>
        <text:p text:style-name="P5"><text:s text:c="2"/>(1 year <text:span text:style-name="T10">leave in 2013 for work on Bio-Informatics at </text:span>GlaxoSmithKline)</text:p>
        <text:p text:style-name="P5"><text:s text:c="2"/>Instrumentation consultant for Dr. Marshall Hall Edgell, <text:span text:style-name="T10">UNC-Chapel Hill</text:span> (2005-present)</text:p>
        <text:p text:style-name="P5"/>
        <text:p text:style-name="P17">Patents in Image Processing, Computer Networking, and Electronics:</text:p>
        <text:p text:style-name="P17">#6912308, Apparatus and method for automatic form recognition and pagination, June 28, 2005</text:p>
        <text:p text:style-name="P17">#6618040, Apparatus and method for indexing into an electronic document to locate a page or a graphical image, September 9, 2003</text:p>
        <text:p text:style-name="P17">#6178453, Virtual circuit switching architecture, January 23, 2001</text:p>
        <text:p text:style-name="P17">#5728963, Low-power music synthesizer and transmitter, March 17, 1998</text:p>
        <text:p text:style-name="P4"/>
        <text:p text:style-name="P23"><text:span text:style-name="T5">B. <text:s/>FOR UNIVERSITY PERSONNEL: List the 5 most relevant peer-reviewed publications (in chronological <text:s text:c="2"/><text:line-break/> <text:s text:c="5"/>order). </text:span></text:p>
        <text:p text:style-name="P23"><text:span text:style-name="T6"><text:s text:c="2"/></text:span></text:p>
        <text:p text:style-name="P23"><text:span text:style-name="T8"><text:tab/>``A VLSI Design Environment in Prolog'', Logic Programming: The Proceedings of the Fifth International Conference and Symposium, August 1988, MIT Press</text:span></text:p>
        <text:p text:style-name="P23"><text:span text:style-name="T8"><text:tab/>``AUNT: A Universal Netlist Translator'', 1987 Symposium on Logic Programming, September 1987, IEEE Computer Society Press, also in Journal of Logic Programming, 1990:8:5-19 North Holland.</text:span></text:p>
        <text:p text:style-name="P23"><text:span text:style-name="T8"><text:tab/>``PREDITOR: A Prolog-based VLSI Editor'', (Book chapter) The Practice of Prolog, Leon Sterling, Editor, pp.21-72, November 1990, MIT Press</text:span></text:p>
        <text:p text:style-name="P23"><text:span text:style-name="T8"><text:tab/>``BIOSCAN: A VLSI-Based System for Biosequence Analysis'', White et. al.. <text:s/>1991 IEEE International Conference on Computer Design, October 1991, IEEE Computer Society Press</text:span></text:p>
        <text:p text:style-name="P19"><text:tab/>``A Set of Tools for VHDL Design'', International Conference on Logic Programming, Paris, June 1991. MIT Press</text:p>
        <text:p text:style-name="P23"><text:span text:style-name="T8">Also in Logic Programming in Action: Proceedings of the Second International Logic Programming Summer School, Zurich, September 1992, Springer-Verlag.</text:span></text:p>
        <text:p text:style-name="P22"><text:span text:style-name="T6"/></text:p>
        <text:p text:style-name="P6"/>
        <text:p text:style-name="P15"><text:s text:c="6"/>FOR COMMERCIALIZATION ADVISOR PERSONNEL: List relevant experience as it relates to the proposed <text:line-break/> <text:s text:c="5"/>project.</text:p>
        <text:p text:style-name="P20"/>
        <text:p text:style-name="P19"/>
        <text:p text:style-name="P19"/>
        <text:p text:style-name="P19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Helvetica"/>
    <style:font-face style:name="Mangal1" svg:font-family="Mangal"/>
    <style:font-face style:name="Tahoma" svg:font-family="Tahoma"/>
    <style:font-face style:name="Times New Roman" svg:font-family="'Times New Roman'"/>
    <style:font-face style:name="Calibri" svg:font-family="Calibri" style:font-family-generic="swiss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, Helvetica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/>
      <style:text-properties style:font-name="Arial1" fo:font-family="Arial" fo:font-size="11pt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Arial1" fo:font-family="Arial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ata_20_Field_20_10pt" style:display-name="Data Field 10pt" style:family="paragraph" style:parent-style-name="Standard" style:default-outline-level="">
      <style:text-properties style:font-name="Arial1" fo:font-family="Arial" fo:font-size="10pt" style:font-size-asian="10pt" style:font-name-complex="Arial2" style:font-family-complex="Arial" style:font-family-generic-complex="system" style:font-pitch-complex="variable" style:font-size-complex="10pt"/>
    </style:style>
    <style:style style:name="Data_20_Field_20_11pt" style:display-name="Data Field 11pt" style:family="paragraph" style:parent-style-name="Standard" style:default-outline-level="">
      <style:paragraph-properties fo:line-height="0.2083in"/>
      <style:text-properties style:font-name="Arial1" fo:font-family="Arial" fo:font-size="11pt" style:font-size-asian="11pt" style:font-name-complex="Arial2" style:font-family-complex="Arial" style:font-family-generic-complex="system" style:font-pitch-complex="variable" style:font-size-complex="10pt"/>
    </style:style>
    <style:style style:name="FormFooter_2f_Border" style:display-name="FormFooter/Border" style:family="paragraph" style:parent-style-name="Footer" style:default-outline-level="">
      <style:paragraph-properties fo:padding-left="0in" fo:padding-right="0in" fo:padding-top="0.0138in" fo:padding-bottom="0in" fo:border-left="none" fo:border-right="none" fo:border-top="0.74pt solid #00000a" fo:border-bottom="none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rm_20_Field_20_Caption" style:display-name="Form Field Caption" style:family="paragraph" style:parent-style-name="Standard" style:default-outline-level="">
      <style:paragraph-properties>
        <style:tab-stops>
          <style:tab-stop style:position="0.1874in"/>
        </style:tab-stops>
      </style:paragraph-properties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/>
    </style:style>
    <style:style style:name="PI_20_Header" style:display-name="PI Header" style:family="paragraph" style:parent-style-name="Standard" style:default-outline-level="">
      <style:paragraph-properties fo:margin-left="0.6in" fo:margin-right="0in" fo:margin-top="0in" fo:margin-bottom="0.028in" style:contextual-spacing="false" fo:text-indent="0in" style:auto-text-indent="false"/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10pt"/>
    </style:style>
    <style:style style:name="HeadNoteNotItalics" style:family="paragraph" style:parent-style-name="Standard" style:default-outline-level="">
      <style:paragraph-properties fo:margin-top="0.028in" fo:margin-bottom="0.028in" style:contextual-spacing="false" fo:text-align="center" style:justify-single-word="false"/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>
      <style:text-properties style:font-name="Arial1" fo:font-family="Arial" fo:font-size="10pt" style:text-underline-style="solid" style:text-underline-width="auto" style:text-underline-color="font-color" style:font-size-asian="10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7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5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-" style:num-format="1" text:start-value="197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97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84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98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8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 text:start-value="199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198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82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3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7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 text:start-value="196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1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97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3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 text:start-value="197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0.0138in">
        <style:tab-stops>
          <style:tab-stop style:position="3in" style:type="center"/>
          <style:tab-stop style:position="7.5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/>
    <style:style style:name="MT2" style:family="text">
      <style:text-properties style:font-name-complex="Times New Roman1" style:font-size-complex="12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1pt" style:font-size-asian="11pt"/>
    </style:style>
    <style:page-layout style:name="Mpm1">
      <style:page-layout-properties fo:page-width="8.5in" fo:page-height="11in" style:num-format="1" style:print-orientation="portrait" fo:margin-top="0.5in" fo:margin-bottom="0.2in" fo:margin-left="0.5in" fo:margin-right="0.5in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2in" fo:margin-left="0.5in" fo:margin-right="0.5in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rmFooter_2f_Border">PHS 398/2590 (Rev. 09/04, Reissued 4/2006)<text:tab/>Page <text:span text:style-name="page_20_number"><text:s/></text:span><text:span text:style-name="page_20_number"><text:span text:style-name="MT2"><text:page-number text:select-page="current">2</text:page-number></text:span></text:span><text:span text:style-name="page_20_number"> <text:s text:c="2"/></text:span><text:tab/><text:span text:style-name="MT3">Biographical Sketch Format Page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FormFooter_2f_Border"/>
        <text:p text:style-name="MP2">11/2015</text:p>
      </style:footer>
    </style:master-page>
    <style:master-page style:name="Converted1" style:page-layout-name="Mpm3">
      <style:header>
        <text:p text:style-name="PI_20_Header">Principal Investigator/Program Director (Last, First, Middle):<text:span text:style-name="MT4"> <text:s text:c="4"/>PI Name</text:span></text:p>
      </style:header>
      <style:footer>
        <text:p text:style-name="FormFooter_2f_Border">PHS 398/2590 (Rev. 09/04, Reissued 4/2006)<text:tab/>Page <text:span text:style-name="page_20_number"><text:s/></text:span><text:span text:style-name="page_20_number"><text:span text:style-name="MT2"><text:page-number text:select-page="current"/></text:span></text:span><text:span text:style-name="page_20_number"> <text:s text:c="2"/></text:span><text:tab/><text:span text:style-name="MT3">Continuation Format Pag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OGRAPHICAL SKETCH</dc:title>
    <meta:initial-creator>sandras</meta:initial-creator>
    <meta:editing-cycles>10</meta:editing-cycles>
    <meta:print-date>2014-04-24T15:14:00</meta:print-date>
    <meta:creation-date>2015-04-28T20:39:00</meta:creation-date>
    <dc:date>2015-12-26T15:57:32.535000000</dc:date>
    <meta:editing-duration>PT12M4S</meta:editing-duration>
    <meta:generator>LibreOffice/4.1.6.2$Windows_x86 LibreOffice_project/40ff705089295be5be0aae9b15123f687c05b0a</meta:generator>
    <meta:document-statistic meta:table-count="1" meta:image-count="0" meta:object-count="0" meta:page-count="1" meta:paragraph-count="55" meta:word-count="434" meta:character-count="3311" meta:non-whitespace-character-count="2849"/>
    <meta:user-defined meta:name="AppVersion">14.0000</meta:user-defined>
    <meta:user-defined meta:name="Company">North Carolina Biotechnolog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7D3EF46" xlink:href=""/>
  </office:meta>
</office:document-meta>
</file>